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242507" officeooo:paragraph-rsid="00242507"/>
    </style:style>
    <style:style style:name="P11" style:family="paragraph" style:parent-style-name="Table_20_Contents" style:list-style-name="L5">
      <style:text-properties style:font-name="Arial" officeooo:rsid="00242507" officeooo:paragraph-rsid="00242507"/>
    </style:style>
    <style:style style:name="P12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29b24d" officeooo:paragraph-rsid="0029b24d"/>
    </style:style>
    <style:style style:name="P14" style:family="paragraph" style:parent-style-name="Table_20_Contents" style:list-style-name="L2">
      <style:text-properties style:font-name="Arial" officeooo:rsid="0029b24d" officeooo:paragraph-rsid="0029b24d"/>
    </style:style>
    <style:style style:name="P15" style:family="paragraph" style:parent-style-name="Table_20_Contents" style:list-style-name="L3">
      <style:text-properties style:font-name="Arial" officeooo:rsid="0029b24d" officeooo:paragraph-rsid="0029b24d"/>
    </style:style>
    <style:style style:name="P16" style:family="paragraph" style:parent-style-name="Table_20_Contents" style:list-style-name="L4">
      <style:text-properties style:font-name="Arial" officeooo:rsid="0029f62e" officeooo:paragraph-rsid="0029f62e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8f3e1" style:font-weight-asian="bold" style:font-weight-complex="bold"/>
    </style:style>
    <style:style style:name="T3" style:family="text">
      <style:text-properties officeooo:rsid="0020c121"/>
    </style:style>
    <style:style style:name="T4" style:family="text">
      <style:text-properties officeooo:rsid="00254c49"/>
    </style:style>
    <style:style style:name="T5" style:family="text">
      <style:text-properties officeooo:rsid="00271109"/>
    </style:style>
    <style:style style:name="T6" style:family="text">
      <style:text-properties officeooo:rsid="0029b2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3</text:span></text:p>
          </table:table-cell>
          <table:table-cell table:style-name="Tabelle4.A1" office:value-type="string">
            <text:p text:style-name="P2">Element: <text:span text:style-name="T2">5</text:span></text:p>
          </table:table-cell>
          <table:table-cell table:style-name="Tabelle4.C1" office:value-type="string">
            <text:p text:style-name="P2">Title: <text:span text:style-name="T1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3">Screencast with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265849902813776268" text:style-name="L1">
              <text:list-item>
                <text:p text:style-name="P10">Let's summarize the <text:span text:style-name="T6">third</text:span> module <text:span text:style-name="T6">where we looked at ways to repeat statement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3">For loops</text:p>
          </table:table-cell>
          <table:table-cell table:style-name="Tabelle1.C3" office:value-type="string">
            <text:list xml:id="list3004328198585184787" text:style-name="L2">
              <text:list-item>
                <text:p text:style-name="P14">First we looked at for loops, a way to repeat statements a specific number of tim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3">While loops</text:p>
          </table:table-cell>
          <table:table-cell table:style-name="Tabelle1.C4" office:value-type="string">
            <text:list xml:id="list3367436509563254199" text:style-name="L3">
              <text:list-item>
                <text:p text:style-name="P15"><text:span text:style-name="T5">T</text:span>he at while loops, a way to repeat statements while a condition is true</text:p>
              </text:list-item>
              <text:list-item>
                <text:p text:style-name="P15">Special forms of this loop are do while and the until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ding session</text:p>
          </table:table-cell>
          <table:table-cell table:style-name="Tabelle1.C5" office:value-type="string">
            <text:list xml:id="list7545356243992855718" text:style-name="L4">
              <text:list-item>
                <text:p text:style-name="P16">In the coding session we applied the repetition techniques in simple examp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2454295476450005141" text:style-name="L5">
              <text:list-item>
                <text:p text:style-name="P11">Now let's add the <text:span text:style-name="T4">new </text:span>things we've learned to our cheat sheet</text:p>
              </text:list-item>
              <text:list-item>
                <text:p text:style-name="P12">(Either present the prepared cheat sheet, or create it on the fly)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6M34S</meta:editing-duration>
    <meta:editing-cycles>16</meta:editing-cycles>
    <meta:generator>LibreOffice/4.1.3.2$Windows_x86 LibreOffice_project/70feb7d99726f064edab4605a8ab840c50ec57a</meta:generator>
    <dc:date>2015-07-30T14:35:06.665000000</dc:date>
    <meta:document-statistic meta:table-count="2" meta:image-count="0" meta:object-count="0" meta:page-count="1" meta:paragraph-count="23" meta:word-count="125" meta:character-count="643" meta:non-whitespace-character-count="547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